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office:font-face-decls>
  <office:automatic-styles>
    <style:style style:name="P1" style:family="paragraph" style:parent-style-name="Standard">
      <style:paragraph-properties fo:text-align="center" style:justify-single-word="false"/>
      <style:text-properties style:font-name="Times" fo:font-size="16pt" style:text-underline-style="solid" style:text-underline-width="auto" style:text-underline-color="font-color" fo:font-weight="bold" officeooo:rsid="00114d06" officeooo:paragraph-rsid="00114d06" style:font-size-asian="14pt" style:font-weight-asian="bold" style:font-size-complex="16pt" style:font-weight-complex="bold"/>
    </style:style>
    <style:style style:name="P2" style:family="paragraph" style:parent-style-name="Standard">
      <style:paragraph-properties fo:text-align="center" style:justify-single-word="false"/>
      <style:text-properties officeooo:paragraph-rsid="00114d06"/>
    </style:style>
    <style:style style:name="P3" style:family="paragraph" style:parent-style-name="Standard">
      <style:paragraph-properties fo:margin-left="0cm" fo:margin-right="0cm" fo:line-height="200%" fo:text-indent="0cm" style:auto-text-indent="false"/>
      <style:text-properties officeooo:paragraph-rsid="00148f1f"/>
    </style:style>
    <style:style style:name="P4" style:family="paragraph" style:parent-style-name="Standard">
      <style:paragraph-properties fo:margin-left="0cm" fo:margin-right="0cm" fo:line-height="200%" fo:text-indent="0cm" style:auto-text-indent="false"/>
      <style:text-properties officeooo:paragraph-rsid="00162e25"/>
    </style:style>
    <style:style style:name="P5" style:family="paragraph" style:parent-style-name="Text_20_body" style:list-style-name="L1">
      <style:paragraph-properties fo:margin-left="0cm" fo:margin-right="0cm" fo:text-indent="0cm" style:auto-text-indent="false"/>
    </style:style>
    <style:style style:name="T1" style:family="text">
      <style:text-properties officeooo:rsid="00148f1f"/>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umérique</text:p>
      <text:p text:style-name="P2"/>
      <text:p text:style-name="P4">Un beau jour ensoleillé, Esteban qui jouait dans la cour avec son amie Zia entendit les surveillants de la cour du collège parler de plein de sujets : le proviseur qui venait de coller un élève, le dernier iPhone 11 qui était sorti la semaine dernière, mais aussi du numérique qui prenait de plus en plus de place dans l’industrie française… Esteban, en entendant le mot “numérique”, s’interrogea. Le soir venu, intrigué, il alla poser la question à son grand frère, qui s’y connaissait un peu en informatique. Ce dernier ouvrit une page sur Internet et lui lut la définition suivante : D’après la définition du Larousse, le numérique pour l'informatique et la télécommunication, c'est : "est dit numérique la représentation d'information ou de grandeur physique au moyen de caractères, tels que des chiffres, ou au moyen de signaux à valeur discrètes." Esteban fronça les sourcils. </text:p>
      <text:p text:style-name="P4">— J’ai rien compris…</text:p>
      <text:p text:style-name="P4">Son frère sourit et commença à lui expliquer plus simplement. Tout d'abord, ils analysèrent ensemble cette définition qui semble quelque peu incompréhensible. Il est dit que le numérique, c'est une représentation d’informations. Oui, mais où sont-elles représentées, se demanda Esteban ? Eh bien, sur un écran généralement relié à une unité centrale composée elle-même de composants électroniques que l'on appelle ordinateur. Cet ordinateur va utiliser des signaux à valeur discrète. C'est-à-dire un type de signal pour représenter des informations sous forme numérique. Le terme "discrète" signifie que l'on utilise des numéros définis, <text:s/>ici, le système binaire est utilisé, avec le 0 ou le 1. On traduit ensuite ce binaire en caractères ou en chiffres, qui sont également répertoriés et universels à tous les utilisateurs d'ordinateurs. Ce registre s'appelle l’Unicode. Le numérique est donc indispensable aujourd’hui, et peut nous aider à faire des mathématiques, de la physique, mais aussi à nous assister dans plein d'autres choses de la vie. Mais ça ne s’arrête pas là, car avec l’avancée des technologies et leur évolution perpétuelle, nous arrivons à faire des robots, et bientôt des ordinateurs quantiques, capables d’aller encore plus loin que tout ce qu’on connaît aujourd’hui.</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200%" style:page-number="auto">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6T15:57:56.822976796</meta:creation-date>
    <dc:date>2025-05-26T17:33:55.544035488</dc:date>
    <meta:editing-duration>PT38M28S</meta:editing-duration>
    <meta:editing-cycles>2</meta:editing-cycles>
    <meta:generator>LibreOffice/24.2.7.2$Linux_X86_64 LibreOffice_project/420$Build-2</meta:generator>
    <meta:document-statistic meta:table-count="0" meta:image-count="0" meta:object-count="0" meta:page-count="1" meta:paragraph-count="4" meta:word-count="345" meta:character-count="2200" meta:non-whitespace-character-count="1856"/>
  </office:meta>
</office:document-meta>
</file>